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allbackSQLExceptionTranslator.translate( String task , @ Nullable String sql , SQL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allbackSQLExceptionTranslator.setFallbackTranslator( @ Nullable SQLExceptionTranslator 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allbackSQLExceptionTranslator.buildMessage( String task , @ Nullable String sql , SQL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allbackSQLExceptionTranslator.getFallback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